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1.016cm">
          <draw:text-box>
            <text:p text:style-name="P1"><text:span text:style-name="T1">Epistle Reading</text:span></text:p>
            <text:p text:style-name="P1"><text:span text:style-name="T2">Romans 1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6.263cm" svg:x="1.524cm" svg:y="1.016cm">
          <draw:text-box>
            <text:p text:style-name="P4"><text:span text:style-name="T3">1</text:span><text:span text:style-name="T4">Paul, a servant of Christ Jesus, called to be an apostle, set apart for the gospel of God, </text:span><text:span text:style-name="T3">2</text:span><text:span text:style-name="T4">which he promised beforehand through his prophets in the holy Scripture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7.766cm" svg:x="1.524cm" svg:y="1.016cm">
          <draw:text-box>
            <text:p text:style-name="P4"><text:span text:style-name="T3">3</text:span><text:span text:style-name="T4">concerning his Son, who was descended from David according to the flesh </text:span><text:span text:style-name="T3">4</text:span><text:span text:style-name="T4">and was declared to be the Son of God in power according to the Spirit of holiness by his resurrection from the dead, Jesus Christ our Lor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892cm" svg:height="7.766cm" svg:x="1.524cm" svg:y="1.016cm">
          <draw:text-box>
            <text:p text:style-name="P4"><text:span text:style-name="T3">5</text:span><text:span text:style-name="T4">through whom we have received grace and apostleship to bring about the obedience of faith for the sake of his name among all the nations, </text:span><text:span text:style-name="T3">6</text:span><text:span text:style-name="T4">including you who are called to belong to Jesus Chris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5" draw:layer="layout" svg:width="24.892cm" svg:height="4.76cm" svg:x="1.524cm" svg:y="1.016cm">
          <draw:text-box>
            <text:p><text:span text:style-name="T3">7</text:span><text:span text:style-name="T4">To all those in Rome who are loved by God and called to be saints: Grace to you and peace from God our Father and the Lord Jesus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14:48:30.571000000</meta:creation-date>
    <dc:date>2016-12-16T22:50:14.922000000</dc:date>
    <meta:editing-duration>PT10M18S</meta:editing-duration>
    <meta:editing-cycles>4</meta:editing-cycles>
    <meta:generator>LibreOffice/5.2.3.3$Windows_X86_64 LibreOffice_project/d54a8868f08a7b39642414cf2c8ef2f228f780cf</meta:generator>
    <meta:document-statistic meta:object-count="36"/>
  </office:meta>
</office:document-meta>
</file>